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227B7552E5B40E781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8pt" officeooo:rsid="001eba6f" officeooo:paragraph-rsid="001eba6f" style:font-size-asian="24.5pt" style:font-size-complex="28pt"/>
    </style:style>
    <style:style style:name="P2" style:family="paragraph" style:parent-style-name="Standard">
      <style:text-properties fo:font-size="12pt" officeooo:rsid="001eba6f" officeooo:paragraph-rsid="001eba6f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eba6f" officeooo:paragraph-rsid="001eba6f" style:font-size-asian="10.5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1eba6f" officeooo:paragraph-rsid="001eba6f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38469007" text:style-name="L1">
        <text:list-item>
          <text:p text:style-name="P1">Ejercicio1</text:p>
        </text:list-item>
      </text:list>
      <text:p text:style-name="P4"><draw:frame draw:style-name="fr1" draw:name="Imagen1" text:anchor-type="char" svg:x="1.598cm" svg:y="0.372cm" svg:width="13.806cm" svg:height="11.561cm" draw:z-index="0"><draw:image xlink:href="Pictures/100000000000029200000227B7552E5B40E781DC.png" xlink:type="simple" xlink:show="embed" xlink:actuate="onLoad" loext:mime-type="image/png"/></draw:frame></text:p>
      <text:p text:style-name="P3"/>
      <text:list xml:id="list174434064683947" text:continue-numbering="true" text:style-name="L1">
        <text:list-item>
          <text:p text:style-name="P1">Ejercicio2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4434020087670" text:continue-numbering="true" text:style-name="L1">
        <text:list-item>
          <text:p text:style-name="P1">Ejercicio3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6:32:15.566717639</meta:creation-date>
    <dc:date>2022-09-27T17:44:32.570074815</dc:date>
    <meta:editing-duration>PT1H2M2S</meta:editing-duration>
    <meta:editing-cycles>1</meta:editing-cycles>
    <meta:document-statistic meta:table-count="0" meta:image-count="1" meta:object-count="0" meta:page-count="1" meta:paragraph-count="3" meta:word-count="6" meta:character-count="36" meta:non-whitespace-character-count="36"/>
    <meta:generator>LibreOffice/6.4.7.2$Linux_X86_64 LibreOffice_project/40$Build-2</meta:generator>
  </office:meta>
</office:document-meta>
</file>